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Standard">
      <style:text-properties fo:font-size="14pt" officeooo:rsid="001bf3d3" officeooo:paragraph-rsid="001bf80d" style:font-size-asian="12.25pt" style:font-size-complex="14pt"/>
    </style:style>
    <style:style style:name="T1" style:family="text">
      <style:text-properties officeooo:rsid="001bf80d"/>
    </style:style>
    <style:style style:name="T2" style:family="text">
      <style:text-properties fo:font-weight="bold" officeooo:rsid="001bf80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re is no consensus regarding chest, waist and hip location. Therefore, there is also no consensus when it comes to determine the chest, waist and hip circumference. Han et al., 1995 conducted a study using data from <text:span text:style-name="T1">2183 men and 2698 women subjects aged 20-59 years selected at random from the civil registry of Amsterdam and Maastricht. </text:span><text:span text:style-name="T2">Waist circumference</text:span><text:span text:style-name="T1"> is calculated </text:span><text:span text:style-name="T2">midway between the lowest rib and the iliac crest </text:span><text:span text:style-name="T1">and </text:span><text:span text:style-name="T2">hip circumference at the level of the great trochanters</text:span><text:span text:style-name="T1"> were measured in duplicate to the nearest mm </text:span><text:span text:style-name="T2">with flexible tape</text:span><text:span text:style-name="T1">. SMPL skeleton does not model rips, therefore we can not apply <text:s/>this method directl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Noto Sans CJK JP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oto Sans CJK JP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10:44:27.393310961</meta:creation-date>
    <meta:generator>LibreOffice/5.1.6.2$Linux_X86_64 LibreOffice_project/10m0$Build-2</meta:generator>
    <dc:date>2019-09-02T14:02:42.091941870</dc:date>
    <meta:editing-duration>PT2H56M30S</meta:editing-duration>
    <meta:editing-cycles>1</meta:editing-cycles>
    <meta:document-statistic meta:table-count="0" meta:image-count="0" meta:object-count="0" meta:page-count="1" meta:paragraph-count="1" meta:word-count="105" meta:character-count="635" meta:non-whitespace-character-count="529"/>
  </office:meta>
</office:document-meta>
</file>